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Standard">
      <style:text-properties officeooo:paragraph-rsid="001d189d"/>
    </style:style>
    <style:style style:name="P5" style:family="paragraph" style:parent-style-name="Text_20_body">
      <style:text-properties style:font-name="Times New Roman" fo:font-size="12pt" officeooo:paragraph-rsid="0025ee17" style:font-size-asian="12pt" style:font-size-complex="12pt"/>
    </style:style>
    <style:style style:name="P6" style:family="paragraph" style:parent-style-name="Text_20_body">
      <style:text-properties officeooo:paragraph-rsid="001dc39b"/>
    </style:style>
    <style:style style:name="P7" style:family="paragraph" style:parent-style-name="Text_20_body">
      <style:text-properties officeooo:paragraph-rsid="00278998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fo:letter-spacing="normal" fo:font-style="normal" fo:font-weight="normal" officeooo:rsid="0025ee17"/>
    </style:style>
    <style:style style:name="T5" style:family="text">
      <style:text-properties officeooo:rsid="0025ee17"/>
    </style:style>
    <style:style style:name="T6" style:family="text">
      <style:text-properties officeooo:rsid="00278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5"><text:span text:style-name="T4">Visualizza stato iscrizione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<text:span text:style-name="T5">Elena Risi</text:span> – <text:span text:style-name="T5">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6">Elena</text:span> <text:span text:style-name="T6">vuole controllare lo stato dell'iscrizione di suo figlio Luca all'asilo nido aziendale “Roberto Mazzetti”</text:span></text:p>
            <text:p text:style-name="P1">2.<text:span text:style-name="T6">Elena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</text:span><text:span text:style-name="T6">Elena</text:span><text:span text:style-name="T3">” nel campo username e “</text:span><text:span text:style-name="T6">Risi70</text:span><text:span text:style-name="T3">” nel campo password.</text:span></text:p>
            <text:p text:style-name="P2"><text:span text:style-name="T3">6.Il sistema riconosce </text:span><text:span text:style-name="T6">Elena</text:span> <text:span text:style-name="T3">c</text:span><text:span text:style-name="T1">ome </text:span><text:span text:style-name="T6">personale docente.</text:span></text:p>
            <text:p text:style-name="P7"><text:span text:style-name="T6">7.Elena sceglie dal menu l'opzione “Visualizza stato iscrizione”.</text:span></text:p>
            <text:p text:style-name="P7"><text:span text:style-name="T6">8.Il sistema visualizza la scritta “Iscrizione non concessa”, nel campo posto in graduatoria visualizza “/” e nel campo motivazione vi è scritto “Iscrizione non regolarizzata entro i termini previsti dal bando”.</text:span></text:p>
            <text:p text:style-name="P7"><text:span text:style-name="T6">9.Elena chiude il sistem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8:49:44.72</dc:date>
    <meta:editing-duration>PT20M51S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07" meta:character-count="767" meta:non-whitespace-character-count="671"/>
  </office:meta>
</office:document-meta>
</file>